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810484921216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8104854178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810485417472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810485480064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8104854806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81280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810485481936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8104854825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83296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810485483920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8104854845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8524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8104854859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8668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810485487424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81048548816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81048548889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81048549017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9091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810485491648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8104854923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93120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810485493856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8104854945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10485495328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8104854960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 table:style-name="TableLine94810485418912"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 table:style-name="TableLine94810485508272"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810485509040"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 table:style-name="TableLine94810485509536"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 table:style-name="TableLine94810485510128"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 table:style-name="TableLine94810485510752"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810485653616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104856966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1048569902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10485700400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810485705904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810485711248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1048571355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02:58.721478898</dc:date>
    <meta:editing-duration>P1DT1H45M15S</meta:editing-duration>
    <meta:editing-cycles>189</meta:editing-cycles>
    <meta:document-statistic meta:table-count="3" meta:image-count="0" meta:object-count="0" meta:page-count="3" meta:paragraph-count="122" meta:word-count="811" meta:character-count="4070" meta:non-whitespace-character-count="3798"/>
  </office:meta>
</office:document-meta>
</file>